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a" officeooo:paragraph-rsid="001185ca"/>
    </style:style>
    <style:style style:name="T1" style:family="text">
      <style:text-properties officeooo:rsid="00127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cond</text:span>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33:56.192545482</meta:creation-date>
    <dc:date>2018-06-21T11:43:37.425614515</dc:date>
    <meta:editing-duration>PT2M1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